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60e" officeooo:paragraph-rsid="0010260e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0260e" officeooo:paragraph-rsid="0010260e"/>
    </style:style>
    <style:style style:name="P3" style:family="paragraph" style:parent-style-name="Standard">
      <style:text-properties officeooo:rsid="0011d723" officeooo:paragraph-rsid="0011d723"/>
    </style:style>
    <style:style style:name="P4" style:family="paragraph" style:parent-style-name="Standard">
      <style:text-properties officeooo:rsid="00199744" officeooo:paragraph-rsid="00199744"/>
    </style:style>
    <style:style style:name="P5" style:family="paragraph" style:parent-style-name="Standard">
      <style:text-properties officeooo:rsid="001a9eb5" officeooo:paragraph-rsid="001a9eb5"/>
    </style:style>
    <style:style style:name="P6" style:family="paragraph" style:parent-style-name="Standard">
      <style:text-properties officeooo:rsid="001bdd24" officeooo:paragraph-rsid="001bdd24"/>
    </style:style>
    <style:style style:name="P7" style:family="paragraph" style:parent-style-name="Standard">
      <style:text-properties officeooo:rsid="001d4c83" officeooo:paragraph-rsid="001d4c83"/>
    </style:style>
    <style:style style:name="P8" style:family="paragraph" style:parent-style-name="Standard" style:list-style-name="L2">
      <style:text-properties officeooo:rsid="001d4c83" officeooo:paragraph-rsid="001d4c8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a<text:tab/>: Adi Muhammad Syifai</text:p>
      <text:p text:style-name="P1">NIM<text:tab/>: 2309106065</text:p>
      <text:p text:style-name="P1">Kelas<text:tab/>: Informatika B23</text:p>
      <text:p text:style-name="P1"/>
      <text:p text:style-name="P3">Rules &amp; Algoritma Mahi’s Pesut Adventure</text:p>
      <text:p text:style-name="P3"/>
      <text:p text:style-name="P6">Rules</text:p>
      <text:p text:style-name="P4"/>
      <text:p text:style-name="P4">Game ini adalah game endless running dibatasi dengan skor yang telah ditentukan di setiap level.</text:p>
      <text:p text:style-name="P5">Di game ini kita berperan sebagai pesut yang harus melewati obstacle di setiap level. Kita harus bertahan agar tidak terkena dari obstacle dengan cara swipe layar 4 arah yaitu, swipe ke atas untuk melompat, swipe ke bawah untuk menyelam, swipe ke kiri untuk bergerak ke kiri, dan swipe ke kanan untuk bergerak ke kanan.</text:p>
      <text:p text:style-name="P5"/>
      <text:p text:style-name="P7">Obstacle:</text:p>
      <text:list xml:id="list4164638625" text:style-name="L2"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0:26:10.302004741</meta:creation-date>
    <meta:generator>LibreOffice/7.3.7.2$Linux_X86_64 LibreOffice_project/30$Build-2</meta:generator>
    <dc:date>2023-11-21T10:42:33.354140829</dc:date>
    <meta:editing-duration>PT16M21S</meta:editing-duration>
    <meta:editing-cycles>7</meta:editing-cycles>
    <meta:document-statistic meta:table-count="0" meta:image-count="0" meta:object-count="0" meta:page-count="1" meta:paragraph-count="9" meta:word-count="90" meta:character-count="536" meta:non-whitespace-character-count="455"/>
  </office:meta>
</office:document-meta>
</file>